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5502f" officeooo:paragraph-rsid="001c511e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2b706c" officeooo:paragraph-rsid="001c511e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297723" officeooo:paragraph-rsid="001c511e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5ca44" officeooo:paragraph-rsid="001c511e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715de" officeooo:paragraph-rsid="001c511e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735ab" officeooo:paragraph-rsid="001c511e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85227" officeooo:paragraph-rsid="001c511e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747b2c" officeooo:paragraph-rsid="001c511e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97723" officeooo:paragraph-rsid="001c511e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b706c" officeooo:paragraph-rsid="001c511e" style:font-size-asian="12pt" style:font-weight-asian="normal" style:font-size-complex="12pt" style:font-weight-complex="normal"/>
    </style:style>
    <style:style style:name="T1" style:family="text">
      <style:text-properties officeooo:rsid="01fdf7cd"/>
    </style:style>
    <style:style style:name="T2" style:family="text">
      <style:text-properties officeooo:rsid="012715de"/>
    </style:style>
    <style:style style:name="T3" style:family="text">
      <style:text-properties officeooo:rsid="036dd37a"/>
    </style:style>
    <style:style style:name="T4" style:family="text">
      <style:text-properties officeooo:rsid="01546d83"/>
    </style:style>
    <style:style style:name="T5" style:family="text">
      <style:text-properties officeooo:rsid="00747b2c"/>
    </style:style>
    <style:style style:name="T6" style:family="text">
      <style:text-properties officeooo:rsid="01297723"/>
    </style:style>
    <style:style style:name="T7" style:family="text">
      <style:text-properties officeooo:rsid="015602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4">Коготок увяз — всей птичке пропасть.</text:p>
      <text:p text:style-name="P4">Начинаешь что-то поправлять и следом вылазит другое нестерпимое неудобство.</text:p>
      <text:p text:style-name="P4">Пуговица на поясе пижамных штанов постоянно расстёгивалась — слишком петля раздолбана. </text:p>
      <text:p text:style-name="P4">Мне надоело поддерживать штаны рукой и я вновь вывел медсестру из состояния невмешательства просьбой об игле и нитке.</text:p>
      <text:p text:style-name="P4"/>
      <text:p text:style-name="P4">Как только ремонт был завершён, из коридорчика врачей появилась ещё одна медсестра и огласила список идущих в клуб. Я оказался в числе десятка оглашённых. </text:p>
      <text:p text:style-name="P4">Мы долго шли гуськом за медсестрой — караван в пижамах; только на замыкающем была чёрная роба рабочего. </text:p>
      <text:p text:style-name="P4">После лестницы начался длинный коридор — переход в другое здание.</text:p>
      <text:p text:style-name="P4">За окнами виднелось предзимнее пожухлое поле с далёкими чёрно-жёлтыми <text:span text:style-name="T1">щитами-</text:span>стрелками, что указывают самолётам путь к аэродрому.</text:p>
      <text:p text:style-name="P4">На подоконниках стояли кактусы в горшочках и лежала писаная от руки инструкция для слишком сердобольных: «кактусы не поливать!»</text:p>
      <text:p text:style-name="P4"/>
      <text:p text:style-name="P4">Клуб оказался классическим — сцена, зал с креслами, наглядная агитация на стенах: «хлеб — всему голова!», « экономика должна быть экономной», «будет хлеб — будет и песня!», <text:span text:style-name="T2">а также цитаты более мелким шрифтом.</text:span></text:p>
      <text:p text:style-name="P5">Наш замыкающий тормознулся у первой же цитаты от входа и прикипел к ней, задрав голову и иногда почёсывая кепку, для чего ему приходилось разнимать руки навеки сцепленные за спиной.</text:p>
      <text:p text:style-name="P5">Я сел в последний ряд. Над сценой включились софиты и на неё вышел человек в белом халате, чем-то недовольный, с баяном.</text:p>
      <text:p text:style-name="P5"><text:s/><text:span text:style-name="T3">Е</text:span>щё две медсестры завели <text:span text:style-name="T3">в</text:span> дверь зала следующий караван — десяток женщин в серых халатах поверх казённо-белого исподнего белья. </text:p>
      <text:p text:style-name="P5">Две-три из них сели на креслах посреди зала. К ним тут же присоседились щёголи из нашего каравана.</text:p>
      <text:p text:style-name="P5">Баянист заиграл и в проходе перед сценой начались танцы.</text:p>
      <text:p text:style-name="P5">По центральному проходу женщина лет сорока скорым шагом пронесла милую улыбку в конец зала и пригласила меня на белый танец.</text:p>
      <text:p text:style-name="P5">- Извините, вальс не для меня.</text:p>
      <text:p text:style-name="P5">Она ушла опустив голову. </text:p>
      <text:p text:style-name="P5">Утрата. Утрата.</text:p>
      <text:p text:style-name="P5">Несмотря на «Дунайские волны» вальс никто и не танцевал, а просто кому что взбредёт, но парами. </text:p>
      <text:p text:style-name="P5">Две пары поднялись на сцену — в одной из них <text:span text:style-name="T4">был </text:span>юноша с асинхронными глазами, но теперь оба его взгляда <text:span text:style-name="T3">были устремлены на высокий мягкий пух серой мохеровой шапочки его партнёрши — медсестры в белом халате. </text:span></text:p>
      <text:p text:style-name="P6">Кто из них приглашал?</text:p>
      <text:p text:style-name="P6">Женщин увели первыми, <text:span text:style-name="T4">затем и</text:span> наш караван. </text:p>
      <text:p text:style-name="P6"><text:soft-page-break/>Замыкающий нас рабочий оторвался от цитаты в настенном плакате и занял своё место в строю, так и не <text:span text:style-name="T3">послабив</text:span> зэковской сцепки рук.</text:p>
      <text:p text:style-name="P6"/>
      <text:p text:style-name="P6">Помимо прогулок по коридорной орбите и участия в клубном балу, я ещё и читал. </text:p>
      <text:p text:style-name="P6">Попросил ту толстую из подмышки блондина, по которой он барабанил, и он охотно <text:span text:style-name="T3">мне </text:span>дал почитать. </text:p>
      <text:p text:style-name="P6">Это оказался перевод с грузинского рассказов Тамаза Чиладзе. </text:p>
      <text:p text:style-name="P6">Мне очень понравились, а в оригинале, наверное, ещё лучше.</text:p>
      <text:p text:style-name="P6">На следующий день я сидел у окна рядом с запертой дверью во двор, где тихо спускался первый снег, и то смотрел на него, то читал уже следующую, когда-то читанную «Судья и палач» Дюренматта. </text:p>
      <text:p text:style-name="P6">За спиной у меня скрежетал и суетился весь этот современный мир в срезе и преломлении пятым отделением четвёртого километра. </text:p>
      <text:p text:style-name="P6">Он мне уже надоел.</text:p>
      <text:p text:style-name="P7">Но дочитать я не успел — снаружи в окно постучали. На тонком покрове мягкого снега стояла Ира и улыбалась мне. Тихие снежинки опускались вокруг её лица, охваченного плотной шапочкой из чёрных ниток. </text:p>
      <text:p text:style-name="P7">Так красиво.</text:p>
      <text:p text:style-name="P7"/>
      <text:p text:style-name="P7">Медсестра принесла мою одежду и я зашёл в палату переодеться. Увидев меня в гражданке, коридор был огорошен, что я так скоро покидаю их. </text:p>
      <text:p text:style-name="P7">Прячась за броуновским движением, кто-то со злостью крикнул, что так нельзя; но я уверен — <text:span text:style-name="T4">то был</text:span> не Баранов, он — жизнерадостный. </text:p>
      <text:p text:style-name="P7"><text:span text:style-name="T5">Взвинченный близостью освобождения,</text:span> я <text:span text:style-name="T5">по-ораторски сделал шаг вперёд</text:span> <text:span text:style-name="T5">и вы</text:span>крикнул, <text:span text:style-name="T5">что благодарен всем за всё и</text:span> обеща<text:span text:style-name="T5">ю</text:span> помнить. </text:p>
      <text:p text:style-name="P8">В ответ вспыхнул стихийный митинг, но я уже вышел в коридор.</text:p>
      <text:p text:style-name="P7">По пути к Тамаре в одном из кабинетов я увидел одинокую старуху в халате и платке. </text:p>
      <text:p text:style-name="P7">Она ползала на четвереньках, выстраивая в две линии на полу большие, как кирпич, кубики.</text:p>
      <text:p text:style-name="P7">Тамара сказала Ире, что <text:span text:style-name="T6">моё лечение ещё не начиналось, но раз она так настаивает пусть забирает и не слишком переживает — такие отклонения как у меня не редкость среди докторов наук. </text:span></text:p>
      <text:p text:style-name="P9">Это она так её утешала.</text:p>
      <text:p text:style-name="P7"/>
      <text:p text:style-name="P3"><text:span text:style-name="T4">(...н</text:span>а меня этот капкан не сработал — к тому времени я уже нашёл эффективный способ держать свою мегаломанию в узде; а вот Ира, по-моему, поверила. </text:p>
      <text:p text:style-name="P3">Во всяком случае, два годя спустя на мой день рождения она подарила мне книгу сочинений Валентина Плеханова, того самого, что завёз марксизм в Россию. </text:p>
      <text:p text:style-name="P3">На обратной стороне толстой обложки она написала пожелание мне стать таким же умным, как и он, потому что она ждёт этого. </text:p>
      <text:p text:style-name="P3">Ждала, как минимум, два года, хотя у Фрейда сказано про полтора...<text:span text:style-name="T4">)</text:span></text:p>
      <text:p text:style-name="P3"/>
      <text:p text:style-name="P9">Обращаясь ко мне, Тамара прописала мне средство возвращения в себя — каждый день по вечерам смотреть <text:span text:style-name="T5">информационную </text:span>программу «Время».</text:p>
      <text:p text:style-name="P9">В результате на протяжении нескольких лет я неукоснительно исполнял её рецепт и мог уже с <text:soft-page-break/>точностью в три дня предсказывать авиакатастрофы и прибытие в Москву делегации компартии Парагвая с кратким рабочим визитом. </text:p>
      <text:p text:style-name="P10">Потом мне это надоело и я перестал под предлогом, что горбатого могила исправит, вот тогда <text:span text:style-name="T1">уже </text:span>и стану как все.</text:p>
      <text:p text:style-name="P9"/>
      <text:p text:style-name="P2"><text:span text:style-name="T7">(...к</text:span>ак прекрасен этот мир, если не заглядывать ему в корень!</text:p>
      <text:p text:style-name="P2">«...состоялся симпозиум под эгидой ЮНЕСКО...»</text:p>
      <text:p text:style-name="P2">Когда узнаёшь, что «эгида» <text:s/>— <text:s/>это шкура козла, а «симпозиум» — групповая пьянка; особо остро осознаёшь, что в групповой попойке под козлиной шкурой только Юнески и не хватало...<text:span text:style-name="T7">)</text:span></text:p>
      <text:p text:style-name="P2"/>
      <text:p text:style-name="P2"><text:tab/><text:tab/><text:tab/>Как прекрасен этот мир, посмотри-и</text:p>
      <text:p text:style-name="P2"><text:tab/><text:tab/><text:tab/>Как прекра-а-асен этот мир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20:07:02.888760644</meta:creation-date>
    <dc:date>2017-03-02T20:07:08.733406203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53" meta:word-count="837" meta:character-count="5353" meta:non-whitespace-character-count="4519"/>
    <meta:generator>LibreOffice/4.3.3.2$Linux_x86 LibreOffice_project/430m0$Build-2</meta:generator>
  </office:meta>
</office:document-meta>
</file>